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IRZar" fo:font-size="14pt" fo:font-weight="bold" officeooo:rsid="0018b47e" officeooo:paragraph-rsid="0018b47e" style:font-size-asian="14pt" style:font-weight-asian="bold" style:font-name-complex="IRZar" style:font-size-complex="14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fo:font-size="14pt" fo:font-weight="normal" officeooo:rsid="0018b47e" officeooo:paragraph-rsid="0018b47e" style:font-size-asian="14pt" style:font-weight-asian="normal" style:font-name-complex="IRZar" style:font-size-complex="14pt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IRZar" fo:font-size="14pt" fo:font-weight="normal" officeooo:rsid="001d0a49" officeooo:paragraph-rsid="001d0a49" style:font-size-asian="14pt" style:font-weight-asian="normal" style:font-name-complex="IRZar" style:font-size-complex="14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Zar" fo:font-size="14pt" fo:font-weight="normal" officeooo:rsid="001d549c" officeooo:paragraph-rsid="001d549c" style:font-size-asian="14pt" style:font-weight-asian="normal" style:font-name-complex="IRZar" style:font-size-complex="14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Zar" fo:font-size="14pt" fo:font-weight="normal" officeooo:rsid="001de68a" officeooo:paragraph-rsid="001de68a" style:font-size-asian="14pt" style:font-weight-asian="normal" style:font-name-complex="IRZar" style:font-size-complex="14pt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Zar" fo:font-size="14pt" fo:font-weight="normal" officeooo:rsid="001fd1e7" officeooo:paragraph-rsid="001fd1e7" style:font-size-asian="14pt" style:font-weight-asian="normal" style:font-name-complex="IRZar" style:font-size-complex="14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IRZar" fo:font-size="14pt" fo:font-weight="normal" officeooo:rsid="00204c62" officeooo:paragraph-rsid="00204c62" style:font-size-asian="14pt" style:font-weight-asian="normal" style:font-name-complex="IRZar" style:font-size-complex="14pt" style:font-weight-complex="normal"/>
    </style:style>
    <style:style style:name="T1" style:family="text">
      <style:text-properties officeooo:rsid="00197157"/>
    </style:style>
    <style:style style:name="T2" style:family="text">
      <style:text-properties officeooo:rsid="001b6925"/>
    </style:style>
    <style:style style:name="T3" style:family="text">
      <style:text-properties officeooo:rsid="001de68a"/>
    </style:style>
    <style:style style:name="T4" style:family="text">
      <style:text-properties officeooo:rsid="001ef589"/>
    </style:style>
    <style:style style:name="T5" style:family="text">
      <style:text-properties officeooo:rsid="00204c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3"/>
      <text:p text:style-name="P3">ناوبری</text:p>
      <text:p text:style-name="P3">ناوبری به صورت عام دیده می‌شود.</text:p>
      <text:p text:style-name="P3"/>
      <text:p text:style-name="P3">شناسایی</text:p>
      <text:p text:style-name="P3">شناسایی به صورت خاص دیده می‌شود. تمرکز می‌کنیم روی روش مگنتومتری به این ترتیب اشتراک آن با ناوبری حفظ می‌شود.</text:p>
      <text:p text:style-name="P3">محصولات دیگر ناوبری:</text:p>
      <text:p text:style-name="P3">مثال: تستر آسانسور – قلم جدید اپل و حتماً کاربردهای جانبی</text:p>
      <text:p text:style-name="P3">روش مگنتومتری:</text:p>
      <text:p text:style-name="P3">۱ – سنسور هال: فقط می‌توانیم سنسور را بخریم. <text:span text:style-name="T3">شاید هم بتوان ساخت.</text:span></text:p>
      <text:p text:style-name="P3">۲ – fluxgate: انواع و اقسام دارد. کسان زیادی هم ساخته‌اند.</text:p>
      <text:p text:style-name="P3">۳ – <text:span text:style-name="T4">مگنتومتر اتمی</text:span></text:p>
      <text:p text:style-name="P3"/>
      <text:p text:style-name="P6">fog</text:p>
      <text:p text:style-name="P6">محمدخانی</text:p>
      <text:p text:style-name="P7">مد ارتعاش آکوستیک عوض می‌شود. فونونی</text:p>
      <text:p text:style-name="P7">fog الکترونی</text:p>
      <text:p text:style-name="P7">خطی کردن fog <text:s/>به منظور شتابسنج</text:p>
      <text:p text:style-name="P7"/>
      <text:p text:style-name="P4">ناوبری بیشتر پرنده مد نظر است. شاید هم نه.</text:p>
      <text:p text:style-name="P4">ناوبری به معنای مسیریابی نیست. به معنای تشخیص موقعیت مکانی است.</text:p>
      <text:p text:style-name="P4">با روش مبتنی بر اینرسی</text:p>
      <text:p text:style-name="P4"><text:s/>دو بخش دارد.</text:p>
      <text:p text:style-name="P4">۱ – جهت سنجی پرنده</text:p>
      <text:p text:style-name="P4"><text:s/>۲ – شتاب‌سنجی</text:p>
      <text:p text:style-name="P4">جهت‌سنجی: </text:p>
      <text:p text:style-name="P4"><text:soft-page-break/>۱ – ژیروسکوپ</text:p>
      <text:p text:style-name="P4">۲ – میدان مغناطیسی زمین</text:p>
      <text:p text:style-name="P4">ضمناً از نقشه میدان می‌توان در ناوبری کمک گرفت.</text:p>
      <text:p text:style-name="P5">میدان گرانشی برای جهت عمودی استفاده می‌شود.</text:p>
      <text:p text:style-name="P5">روش کوریولیس؟؟؟؟</text:p>
      <text:p text:style-name="P5">آیا تصحیح کوریولیس لازم است؟</text:p>
      <text:p text:style-name="P5"/>
      <text:p text:style-name="P3"/>
      <text:p text:style-name="P3">پروژه شتاب‌سنج</text:p>
      <text:p text:style-name="P3">- </text:p>
      <text:p text:style-name="P2">دو برنامه امسال باید پیگیری شود. <text:span text:style-name="T2">ش</text:span></text:p>
      <text:p text:style-name="P2"/>
      <text:p text:style-name="P2">۱ – شرکت دانش‌آموزان در رویدادهای مختلف. برنامه شرکت دانش‌آموزان در رویدادهای مختلف از ابتدا دیده شود.</text:p>
      <text:p text:style-name="P2">۲ – وب‌سایت مدرسه. (شاید به سمت مدرسه پژوهشی برویم)</text:p>
      <text:p text:style-name="P2">۳ – پژوهش‌گران جوان سمپاد ( فعلاً از مدرسه شروع می‌کنیم.)</text:p>
      <text:p text:style-name="P2">۴ – فعالیت گروه‌های دانشجویی</text:p>
      <text:p text:style-name="P2">۵ – مشاهده – خروجی – پارک - <text:span text:style-name="T1">وب‌سایت</text:span></text:p>
      <text:p text:style-name="P2">- استفاده از برزکار در گروه الکترونیک</text:p>
      <text:p text:style-name="P2">- <text:span text:style-name="T1">جلسه اوصیا – غفاری</text:span></text:p>
      <text:p text:style-name="P2">- <text:span text:style-name="T1">پروژه‌های یازدهم</text:span></text:p>
      <text:p text:style-name="P2">- <text:span text:style-name="T1">تلگرام یا بله؟؟ لیمو؟؟؟؟؟ گیت‌هاب و ایمیل؟؟</text:span></text:p>
      <text:p text:style-name="P2">- <text:span text:style-name="T1">وب‌سایت پژوهشی مدرسه؟؟؟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04:40:56.345466232</meta:creation-date>
    <dc:date>2024-06-23T14:15:42.154931067</dc:date>
    <meta:editing-duration>P1DT7H2M3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231" meta:character-count="1277" meta:non-whitespace-character-count="1067"/>
  </office:meta>
</office:document-meta>
</file>